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NF 6431 - process. 09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NF 6440 - process. 10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1-19" calcext:value-type="date">
            <text:p>19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NF 6449 - process. 1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NF 6458 - process. 1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6-01-09" calcext:value-type="date">
            <text:p>09/01/2026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7" office:value-type="string" calcext:value-type="string">
            <text:p>NF 6467 - process. 01/2026</text:p>
          </table:table-cell>
          <table:table-cell table:style-name="ce62" office:value-type="float" office:value="550" calcext:value-type="float">
            <text:p>55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6-02-10" calcext:value-type="date">
            <text:p>10/02/2026</text:p>
          </table:table-cell>
          <table:table-cell table:style-name="ce62" table:formula="of:=[.C8]-[.F8]" office:value-type="float" office:value="20" calcext:value-type="float">
            <text:p>2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7" office:value-type="string" calcext:value-type="string">
            <text:p>NF 6476 - process. 02/2026</text:p>
          </table:table-cell>
          <table:table-cell table:style-name="ce62" office:value-type="float" office:value="550" calcext:value-type="float">
            <text:p>55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9]-[.F9]" office:value-type="float" office:value="550" calcext:value-type="float">
            <text:p>55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9])" office:value-type="float" office:value="570" calcext:value-type="float">
            <text:p>57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1">
          <table:table-cell table:number-columns-repeated="64"/>
        </table:table-row>
        <table:table-row table:style-name="ro4" table:number-rows-repeated="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12.4333959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12.434463933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3-02">00/00/0000</text:date><text:s/>- <text:time style:data-style-name="N2" text:time-value="11:13:12.435750498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6-03-02T11:13:12.785341976</dc:date>
    <meta:print-date>2020-01-06T16:38:44.221000000</meta:print-date>
    <dc:language>pt-PT</dc:language>
    <meta:editing-cycles>541</meta:editing-cycles>
    <meta:editing-duration>PT6H26M39S</meta:editing-duration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